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TODO Trinome">
        <table:table-row>
          <table:table-cell>
            <text:p>MODULE</text:p>
          </table:table-cell>
          <table:table-cell>
            <text:p>ELEMENT</text:p>
          </table:table-cell>
          <table:table-cell>
            <text:p>FONCTION</text:p>
          </table:table-cell>
          <table:table-cell>
            <text:p>QUI</text:p>
          </table:table-cell>
          <table:table-cell>
            <text:p>ESTIMATION</text:p>
          </table:table-cell>
          <table:table-cell>
            <text:p>TEMPS_PASSE</text:p>
          </table:table-cell>
          <table:table-cell>
            <text:p>RESTE_A_FAIRE</text:p>
          </table:table-cell>
          <table:table-cell>
            <text:p>PROGRESSION</text:p>
          </table:table-cell>
        </table:table-row>
        <table:table-row>
          <table:table-cell>
            <text:p>AUTH</text:p>
          </table:table-cell>
          <table:table-cell>
            <text:p>UserRepository</text:p>
          </table:table-cell>
          <table:table-cell>
            <text:p>inscription()</text:p>
          </table:table-cell>
          <table:table-cell>
            <text:p>Noah</text:p>
          </table:table-cell>
          <table:table-cell>
            <text:p>6</text:p>
          </table:table-cell>
          <table:table-cell>
            <text:p>0</text:p>
          </table:table-cell>
          <table:table-cell>
            <text:p>6</text:p>
          </table:table-cell>
          <table:table-cell>
            <text:p>=F2/(F2+G2)</text:p>
          </table:table-cell>
        </table:table-row>
        <table:table-row>
          <table:table-cell>
            <text:p>AUTH</text:p>
          </table:table-cell>
          <table:table-cell>
            <text:p>UserRepository</text:p>
          </table:table-cell>
          <table:table-cell>
            <text:p>login()</text:p>
          </table:table-cell>
          <table:table-cell>
            <text:p>Noah</text:p>
          </table:table-cell>
          <table:table-cell>
            <text:p>5</text:p>
          </table:table-cell>
          <table:table-cell>
            <text:p>0</text:p>
          </table:table-cell>
          <table:table-cell>
            <text:p>5</text:p>
          </table:table-cell>
          <table:table-cell>
            <text:p>=F3/(F3+G3)</text:p>
          </table:table-cell>
        </table:table-row>
        <table:table-row>
          <table:table-cell>
            <text:p>AUTH</text:p>
          </table:table-cell>
          <table:table-cell>
            <text:p>UserRepository</text:p>
          </table:table-cell>
          <table:table-cell>
            <text:p>findUserByMail()</text:p>
          </table:table-cell>
          <table:table-cell>
            <text:p>Noah</text:p>
          </table:table-cell>
          <table:table-cell>
            <text:p>4</text:p>
          </table:table-cell>
          <table:table-cell>
            <text:p>0</text:p>
          </table:table-cell>
          <table:table-cell>
            <text:p>4</text:p>
          </table:table-cell>
          <table:table-cell>
            <text:p>=F4/(F4+G4)</text:p>
          </table:table-cell>
        </table:table-row>
        <table:table-row>
          <table:table-cell>
            <text:p>AUTH</text:p>
          </table:table-cell>
          <table:table-cell>
            <text:p>UserRepository</text:p>
          </table:table-cell>
          <table:table-cell>
            <text:p>countUsers()</text:p>
          </table:table-cell>
          <table:table-cell>
            <text:p>Noah</text:p>
          </table:table-cell>
          <table:table-cell>
            <text:p>3</text:p>
          </table:table-cell>
          <table:table-cell>
            <text:p>0</text:p>
          </table:table-cell>
          <table:table-cell>
            <text:p>3</text:p>
          </table:table-cell>
          <table:table-cell>
            <text:p>=F5/(F5+G5)</text:p>
          </table:table-cell>
        </table:table-row>
        <table:table-row>
          <table:table-cell>
            <text:p>AUTH</text:p>
          </table:table-cell>
          <table:table-cell>
            <text:p>AuthService</text:p>
          </table:table-cell>
          <table:table-cell>
            <text:p>inscriptionUtilisateur()</text:p>
          </table:table-cell>
          <table:table-cell>
            <text:p>Tahina</text:p>
          </table:table-cell>
          <table:table-cell>
            <text:p>6</text:p>
          </table:table-cell>
          <table:table-cell>
            <text:p>0</text:p>
          </table:table-cell>
          <table:table-cell>
            <text:p>6</text:p>
          </table:table-cell>
          <table:table-cell>
            <text:p>=F6/(F6+G6)</text:p>
          </table:table-cell>
        </table:table-row>
        <table:table-row>
          <table:table-cell>
            <text:p>AUTH</text:p>
          </table:table-cell>
          <table:table-cell>
            <text:p>AuthService</text:p>
          </table:table-cell>
          <table:table-cell>
            <text:p>loginUtilisateur()</text:p>
          </table:table-cell>
          <table:table-cell>
            <text:p>Tahina</text:p>
          </table:table-cell>
          <table:table-cell>
            <text:p>6</text:p>
          </table:table-cell>
          <table:table-cell>
            <text:p>0</text:p>
          </table:table-cell>
          <table:table-cell>
            <text:p>6</text:p>
          </table:table-cell>
          <table:table-cell>
            <text:p>=F7/(F7+G7)</text:p>
          </table:table-cell>
        </table:table-row>
        <table:table-row>
          <table:table-cell>
            <text:p>AUTH</text:p>
          </table:table-cell>
          <table:table-cell>
            <text:p>AuthService</text:p>
          </table:table-cell>
          <table:table-cell>
            <text:p>gestionSession()</text:p>
          </table:table-cell>
          <table:table-cell>
            <text:p>Tahina</text:p>
          </table:table-cell>
          <table:table-cell>
            <text:p>4</text:p>
          </table:table-cell>
          <table:table-cell>
            <text:p>0</text:p>
          </table:table-cell>
          <table:table-cell>
            <text:p>4</text:p>
          </table:table-cell>
          <table:table-cell>
            <text:p>=F8/(F8+G8)</text:p>
          </table:table-cell>
        </table:table-row>
        <table:table-row>
          <table:table-cell>
            <text:p>PRODUIT</text:p>
          </table:table-cell>
          <table:table-cell>
            <text:p>ProduitRepository</text:p>
          </table:table-cell>
          <table:table-cell>
            <text:p>ajouterProduit()</text:p>
          </table:table-cell>
          <table:table-cell>
            <text:p>Noah</text:p>
          </table:table-cell>
          <table:table-cell>
            <text:p>7</text:p>
          </table:table-cell>
          <table:table-cell>
            <text:p>0</text:p>
          </table:table-cell>
          <table:table-cell>
            <text:p>7</text:p>
          </table:table-cell>
          <table:table-cell>
            <text:p>=F9/(F9+G9)</text:p>
          </table:table-cell>
        </table:table-row>
        <table:table-row>
          <table:table-cell>
            <text:p>PRODUIT</text:p>
          </table:table-cell>
          <table:table-cell>
            <text:p>ProduitRepository</text:p>
          </table:table-cell>
          <table:table-cell>
            <text:p>modifierProduit()</text:p>
          </table:table-cell>
          <table:table-cell>
            <text:p>Noah</text:p>
          </table:table-cell>
          <table:table-cell>
            <text:p>6</text:p>
          </table:table-cell>
          <table:table-cell>
            <text:p>0</text:p>
          </table:table-cell>
          <table:table-cell>
            <text:p>6</text:p>
          </table:table-cell>
          <table:table-cell>
            <text:p>=F10/(F10+G10)</text:p>
          </table:table-cell>
        </table:table-row>
        <table:table-row>
          <table:table-cell>
            <text:p>PRODUIT</text:p>
          </table:table-cell>
          <table:table-cell>
            <text:p>ProduitRepository</text:p>
          </table:table-cell>
          <table:table-cell>
            <text:p>supprimerProduit()</text:p>
          </table:table-cell>
          <table:table-cell>
            <text:p>Noah</text:p>
          </table:table-cell>
          <table:table-cell>
            <text:p>5</text:p>
          </table:table-cell>
          <table:table-cell>
            <text:p>0</text:p>
          </table:table-cell>
          <table:table-cell>
            <text:p>5</text:p>
          </table:table-cell>
          <table:table-cell>
            <text:p>=F11/(F11+G11)</text:p>
          </table:table-cell>
        </table:table-row>
        <table:table-row>
          <table:table-cell>
            <text:p>PRODUIT</text:p>
          </table:table-cell>
          <table:table-cell>
            <text:p>ProduitRepository</text:p>
          </table:table-cell>
          <table:table-cell>
            <text:p>produitsUtilisateur()</text:p>
          </table:table-cell>
          <table:table-cell>
            <text:p>Noah</text:p>
          </table:table-cell>
          <table:table-cell>
            <text:p>5</text:p>
          </table:table-cell>
          <table:table-cell>
            <text:p>0</text:p>
          </table:table-cell>
          <table:table-cell>
            <text:p>5</text:p>
          </table:table-cell>
          <table:table-cell>
            <text:p>=F12/(F12+G12)</text:p>
          </table:table-cell>
        </table:table-row>
        <table:table-row>
          <table:table-cell>
            <text:p>PRODUIT</text:p>
          </table:table-cell>
          <table:table-cell>
            <text:p>ProduitRepository</text:p>
          </table:table-cell>
          <table:table-cell>
            <text:p>produitsAutres()</text:p>
          </table:table-cell>
          <table:table-cell>
            <text:p>Noah</text:p>
          </table:table-cell>
          <table:table-cell>
            <text:p>5</text:p>
          </table:table-cell>
          <table:table-cell>
            <text:p>0</text:p>
          </table:table-cell>
          <table:table-cell>
            <text:p>5</text:p>
          </table:table-cell>
          <table:table-cell>
            <text:p>=F13/(F13+G13)</text:p>
          </table:table-cell>
        </table:table-row>
        <table:table-row>
          <table:table-cell>
            <text:p>PRODUIT</text:p>
          </table:table-cell>
          <table:table-cell>
            <text:p>ProduitRepository</text:p>
          </table:table-cell>
          <table:table-cell>
            <text:p>rechercheNomCategorie()</text:p>
          </table:table-cell>
          <table:table-cell>
            <text:p>Noah</text:p>
          </table:table-cell>
          <table:table-cell>
            <text:p>6</text:p>
          </table:table-cell>
          <table:table-cell>
            <text:p>0</text:p>
          </table:table-cell>
          <table:table-cell>
            <text:p>6</text:p>
          </table:table-cell>
          <table:table-cell>
            <text:p>=F14/(F14+G14)</text:p>
          </table:table-cell>
        </table:table-row>
        <table:table-row>
          <table:table-cell>
            <text:p>PRODUIT</text:p>
          </table:table-cell>
          <table:table-cell>
            <text:p>ImageProduitRepository</text:p>
          </table:table-cell>
          <table:table-cell>
            <text:p>ajouterImage()</text:p>
          </table:table-cell>
          <table:table-cell>
            <text:p>Ayman</text:p>
          </table:table-cell>
          <table:table-cell>
            <text:p>4</text:p>
          </table:table-cell>
          <table:table-cell>
            <text:p>0</text:p>
          </table:table-cell>
          <table:table-cell>
            <text:p>4</text:p>
          </table:table-cell>
          <table:table-cell>
            <text:p>=F15/(F15+G15)</text:p>
          </table:table-cell>
        </table:table-row>
        <table:table-row>
          <table:table-cell>
            <text:p>PRODUIT</text:p>
          </table:table-cell>
          <table:table-cell>
            <text:p>ImageProduitRepository</text:p>
          </table:table-cell>
          <table:table-cell>
            <text:p>supprimerImagesProduit()</text:p>
          </table:table-cell>
          <table:table-cell>
            <text:p>Ayman</text:p>
          </table:table-cell>
          <table:table-cell>
            <text:p>4</text:p>
          </table:table-cell>
          <table:table-cell>
            <text:p>0</text:p>
          </table:table-cell>
          <table:table-cell>
            <text:p>4</text:p>
          </table:table-cell>
          <table:table-cell>
            <text:p>=F16/(F16+G16)</text:p>
          </table:table-cell>
        </table:table-row>
        <table:table-row>
          <table:table-cell>
            <text:p>PRODUIT</text:p>
          </table:table-cell>
          <table:table-cell>
            <text:p>ImageProduitRepository</text:p>
          </table:table-cell>
          <table:table-cell>
            <text:p>getImagesProduit()</text:p>
          </table:table-cell>
          <table:table-cell>
            <text:p>Ayman</text:p>
          </table:table-cell>
          <table:table-cell>
            <text:p>4</text:p>
          </table:table-cell>
          <table:table-cell>
            <text:p>0</text:p>
          </table:table-cell>
          <table:table-cell>
            <text:p>4</text:p>
          </table:table-cell>
          <table:table-cell>
            <text:p>=F17/(F17+G17)</text:p>
          </table:table-cell>
        </table:table-row>
        <table:table-row>
          <table:table-cell>
            <text:p>PRODUIT</text:p>
          </table:table-cell>
          <table:table-cell>
            <text:p>ProduitService</text:p>
          </table:table-cell>
          <table:table-cell>
            <text:p>creerProduit()</text:p>
          </table:table-cell>
          <table:table-cell>
            <text:p>Tahina</text:p>
          </table:table-cell>
          <table:table-cell>
            <text:p>7</text:p>
          </table:table-cell>
          <table:table-cell>
            <text:p>0</text:p>
          </table:table-cell>
          <table:table-cell>
            <text:p>7</text:p>
          </table:table-cell>
          <table:table-cell>
            <text:p>=F18/(F18+G18)</text:p>
          </table:table-cell>
        </table:table-row>
        <table:table-row>
          <table:table-cell>
            <text:p>PRODUIT</text:p>
          </table:table-cell>
          <table:table-cell>
            <text:p>ProduitService</text:p>
          </table:table-cell>
          <table:table-cell>
            <text:p>modifierProduit()</text:p>
          </table:table-cell>
          <table:table-cell>
            <text:p>Tahina</text:p>
          </table:table-cell>
          <table:table-cell>
            <text:p>6</text:p>
          </table:table-cell>
          <table:table-cell>
            <text:p>0</text:p>
          </table:table-cell>
          <table:table-cell>
            <text:p>6</text:p>
          </table:table-cell>
          <table:table-cell>
            <text:p>=F19/(F19+G19)</text:p>
          </table:table-cell>
        </table:table-row>
        <table:table-row>
          <table:table-cell>
            <text:p>PRODUIT</text:p>
          </table:table-cell>
          <table:table-cell>
            <text:p>ProduitService</text:p>
          </table:table-cell>
          <table:table-cell>
            <text:p>supprimerProduit()</text:p>
          </table:table-cell>
          <table:table-cell>
            <text:p>Tahina</text:p>
          </table:table-cell>
          <table:table-cell>
            <text:p>5</text:p>
          </table:table-cell>
          <table:table-cell>
            <text:p>0</text:p>
          </table:table-cell>
          <table:table-cell>
            <text:p>5</text:p>
          </table:table-cell>
          <table:table-cell>
            <text:p>=F20/(F20+G20)</text:p>
          </table:table-cell>
        </table:table-row>
        <table:table-row>
          <table:table-cell>
            <text:p>PRODUIT</text:p>
          </table:table-cell>
          <table:table-cell>
            <text:p>ProduitService</text:p>
          </table:table-cell>
          <table:table-cell>
            <text:p>ajoutImages()</text:p>
          </table:table-cell>
          <table:table-cell>
            <text:p>Tahina</text:p>
          </table:table-cell>
          <table:table-cell>
            <text:p>5</text:p>
          </table:table-cell>
          <table:table-cell>
            <text:p>0</text:p>
          </table:table-cell>
          <table:table-cell>
            <text:p>5</text:p>
          </table:table-cell>
          <table:table-cell>
            <text:p>=F21/(F21+G21)</text:p>
          </table:table-cell>
        </table:table-row>
        <table:table-row>
          <table:table-cell>
            <text:p>PRODUIT</text:p>
          </table:table-cell>
          <table:table-cell>
            <text:p>ProduitService</text:p>
          </table:table-cell>
          <table:table-cell>
            <text:p>recuperationProduits()</text:p>
          </table:table-cell>
          <table:table-cell>
            <text:p>Tahina</text:p>
          </table:table-cell>
          <table:table-cell>
            <text:p>6</text:p>
          </table:table-cell>
          <table:table-cell>
            <text:p>0</text:p>
          </table:table-cell>
          <table:table-cell>
            <text:p>6</text:p>
          </table:table-cell>
          <table:table-cell>
            <text:p>=F22/(F22+G22)</text:p>
          </table:table-cell>
        </table:table-row>
        <table:table-row>
          <table:table-cell>
            <text:p>ECHANGE</text:p>
          </table:table-cell>
          <table:table-cell>
            <text:p>DemandeEchangeRepository</text:p>
          </table:table-cell>
          <table:table-cell>
            <text:p>creerDemande()</text:p>
          </table:table-cell>
          <table:table-cell>
            <text:p>Noah</text:p>
          </table:table-cell>
          <table:table-cell>
            <text:p>6</text:p>
          </table:table-cell>
          <table:table-cell>
            <text:p>0</text:p>
          </table:table-cell>
          <table:table-cell>
            <text:p>6</text:p>
          </table:table-cell>
          <table:table-cell>
            <text:p>=F23/(F23+G23)</text:p>
          </table:table-cell>
        </table:table-row>
        <table:table-row>
          <table:table-cell>
            <text:p>ECHANGE</text:p>
          </table:table-cell>
          <table:table-cell>
            <text:p>DemandeEchangeRepository</text:p>
          </table:table-cell>
          <table:table-cell>
            <text:p>listerDemandesRecues()</text:p>
          </table:table-cell>
          <table:table-cell>
            <text:p>Noah</text:p>
          </table:table-cell>
          <table:table-cell>
            <text:p>5</text:p>
          </table:table-cell>
          <table:table-cell>
            <text:p>0</text:p>
          </table:table-cell>
          <table:table-cell>
            <text:p>5</text:p>
          </table:table-cell>
          <table:table-cell>
            <text:p>=F24/(F24+G24)</text:p>
          </table:table-cell>
        </table:table-row>
        <table:table-row>
          <table:table-cell>
            <text:p>ECHANGE</text:p>
          </table:table-cell>
          <table:table-cell>
            <text:p>DemandeEchangeRepository</text:p>
          </table:table-cell>
          <table:table-cell>
            <text:p>listerDemandesEnvoyees()</text:p>
          </table:table-cell>
          <table:table-cell>
            <text:p>Noah</text:p>
          </table:table-cell>
          <table:table-cell>
            <text:p>5</text:p>
          </table:table-cell>
          <table:table-cell>
            <text:p>0</text:p>
          </table:table-cell>
          <table:table-cell>
            <text:p>5</text:p>
          </table:table-cell>
          <table:table-cell>
            <text:p>=F25/(F25+G25)</text:p>
          </table:table-cell>
        </table:table-row>
        <table:table-row>
          <table:table-cell>
            <text:p>ECHANGE</text:p>
          </table:table-cell>
          <table:table-cell>
            <text:p>DemandeEchangeRepository</text:p>
          </table:table-cell>
          <table:table-cell>
            <text:p>changerStatut()</text:p>
          </table:table-cell>
          <table:table-cell>
            <text:p>Noah</text:p>
          </table:table-cell>
          <table:table-cell>
            <text:p>4</text:p>
          </table:table-cell>
          <table:table-cell>
            <text:p>0</text:p>
          </table:table-cell>
          <table:table-cell>
            <text:p>4</text:p>
          </table:table-cell>
          <table:table-cell>
            <text:p>=F26/(F26+G26)</text:p>
          </table:table-cell>
        </table:table-row>
        <table:table-row>
          <table:table-cell>
            <text:p>ECHANGE</text:p>
          </table:table-cell>
          <table:table-cell>
            <text:p>EchangeRepository</text:p>
          </table:table-cell>
          <table:table-cell>
            <text:p>creerEchange()</text:p>
          </table:table-cell>
          <table:table-cell>
            <text:p>Ayman</text:p>
          </table:table-cell>
          <table:table-cell>
            <text:p>6</text:p>
          </table:table-cell>
          <table:table-cell>
            <text:p>0</text:p>
          </table:table-cell>
          <table:table-cell>
            <text:p>6</text:p>
          </table:table-cell>
          <table:table-cell>
            <text:p>=F27/(F27+G27)</text:p>
          </table:table-cell>
        </table:table-row>
        <table:table-row>
          <table:table-cell>
            <text:p>ECHANGE</text:p>
          </table:table-cell>
          <table:table-cell>
            <text:p>EchangeRepository</text:p>
          </table:table-cell>
          <table:table-cell>
            <text:p>listerEchanges()</text:p>
          </table:table-cell>
          <table:table-cell>
            <text:p>Ayman</text:p>
          </table:table-cell>
          <table:table-cell>
            <text:p>5</text:p>
          </table:table-cell>
          <table:table-cell>
            <text:p>0</text:p>
          </table:table-cell>
          <table:table-cell>
            <text:p>5</text:p>
          </table:table-cell>
          <table:table-cell>
            <text:p>=F28/(F28+G28)</text:p>
          </table:table-cell>
        </table:table-row>
        <table:table-row>
          <table:table-cell>
            <text:p>ECHANGE</text:p>
          </table:table-cell>
          <table:table-cell>
            <text:p>EchangeRepository</text:p>
          </table:table-cell>
          <table:table-cell>
            <text:p>statsEchanges()</text:p>
          </table:table-cell>
          <table:table-cell>
            <text:p>Ayman</text:p>
          </table:table-cell>
          <table:table-cell>
            <text:p>5</text:p>
          </table:table-cell>
          <table:table-cell>
            <text:p>0</text:p>
          </table:table-cell>
          <table:table-cell>
            <text:p>5</text:p>
          </table:table-cell>
          <table:table-cell>
            <text:p>=F29/(F29+G29)</text:p>
          </table:table-cell>
        </table:table-row>
        <table:table-row>
          <table:table-cell>
            <text:p>ECHANGE</text:p>
          </table:table-cell>
          <table:table-cell>
            <text:p>HistoriqueRepository</text:p>
          </table:table-cell>
          <table:table-cell>
            <text:p>ajouterHistorique()</text:p>
          </table:table-cell>
          <table:table-cell>
            <text:p>Ayman</text:p>
          </table:table-cell>
          <table:table-cell>
            <text:p>4</text:p>
          </table:table-cell>
          <table:table-cell>
            <text:p>0</text:p>
          </table:table-cell>
          <table:table-cell>
            <text:p>4</text:p>
          </table:table-cell>
          <table:table-cell>
            <text:p>=F30/(F30+G30)</text:p>
          </table:table-cell>
        </table:table-row>
        <table:table-row>
          <table:table-cell>
            <text:p>ECHANGE</text:p>
          </table:table-cell>
          <table:table-cell>
            <text:p>HistoriqueRepository</text:p>
          </table:table-cell>
          <table:table-cell>
            <text:p>getHistoriqueProduit()</text:p>
          </table:table-cell>
          <table:table-cell>
            <text:p>Ayman</text:p>
          </table:table-cell>
          <table:table-cell>
            <text:p>4</text:p>
          </table:table-cell>
          <table:table-cell>
            <text:p>0</text:p>
          </table:table-cell>
          <table:table-cell>
            <text:p>4</text:p>
          </table:table-cell>
          <table:table-cell>
            <text:p>=F31/(F31+G31)</text:p>
          </table:table-cell>
        </table:table-row>
        <table:table-row>
          <table:table-cell>
            <text:p>ECHANGE</text:p>
          </table:table-cell>
          <table:table-cell>
            <text:p>EchangeService</text:p>
          </table:table-cell>
          <table:table-cell>
            <text:p>creerDemandeEchange()</text:p>
          </table:table-cell>
          <table:table-cell>
            <text:p>Tahina</text:p>
          </table:table-cell>
          <table:table-cell>
            <text:p>7</text:p>
          </table:table-cell>
          <table:table-cell>
            <text:p>0</text:p>
          </table:table-cell>
          <table:table-cell>
            <text:p>7</text:p>
          </table:table-cell>
          <table:table-cell>
            <text:p>=F32/(F32+G32)</text:p>
          </table:table-cell>
        </table:table-row>
        <table:table-row>
          <table:table-cell>
            <text:p>ECHANGE</text:p>
          </table:table-cell>
          <table:table-cell>
            <text:p>EchangeService</text:p>
          </table:table-cell>
          <table:table-cell>
            <text:p>accepterDemande()</text:p>
          </table:table-cell>
          <table:table-cell>
            <text:p>Tahina</text:p>
          </table:table-cell>
          <table:table-cell>
            <text:p>8</text:p>
          </table:table-cell>
          <table:table-cell>
            <text:p>0</text:p>
          </table:table-cell>
          <table:table-cell>
            <text:p>8</text:p>
          </table:table-cell>
          <table:table-cell>
            <text:p>=F33/(F33+G33)</text:p>
          </table:table-cell>
        </table:table-row>
        <table:table-row>
          <table:table-cell>
            <text:p>ECHANGE</text:p>
          </table:table-cell>
          <table:table-cell>
            <text:p>EchangeService</text:p>
          </table:table-cell>
          <table:table-cell>
            <text:p>refuserDemande()</text:p>
          </table:table-cell>
          <table:table-cell>
            <text:p>Tahina</text:p>
          </table:table-cell>
          <table:table-cell>
            <text:p>5</text:p>
          </table:table-cell>
          <table:table-cell>
            <text:p>0</text:p>
          </table:table-cell>
          <table:table-cell>
            <text:p>5</text:p>
          </table:table-cell>
          <table:table-cell>
            <text:p>=F34/(F34+G34)</text:p>
          </table:table-cell>
        </table:table-row>
        <table:table-row>
          <table:table-cell>
            <text:p>ADMIN</text:p>
          </table:table-cell>
          <table:table-cell>
            <text:p>AdminService</text:p>
          </table:table-cell>
          <table:table-cell>
            <text:p>statsUtilisateurs()</text:p>
          </table:table-cell>
          <table:table-cell>
            <text:p>Ayman</text:p>
          </table:table-cell>
          <table:table-cell>
            <text:p>4</text:p>
          </table:table-cell>
          <table:table-cell>
            <text:p>0</text:p>
          </table:table-cell>
          <table:table-cell>
            <text:p>4</text:p>
          </table:table-cell>
          <table:table-cell>
            <text:p>=F35/(F35+G35)</text:p>
          </table:table-cell>
        </table:table-row>
        <table:table-row>
          <table:table-cell>
            <text:p>ADMIN</text:p>
          </table:table-cell>
          <table:table-cell>
            <text:p>AdminService</text:p>
          </table:table-cell>
          <table:table-cell>
            <text:p>statsEchanges()</text:p>
          </table:table-cell>
          <table:table-cell>
            <text:p>Ayman</text:p>
          </table:table-cell>
          <table:table-cell>
            <text:p>4</text:p>
          </table:table-cell>
          <table:table-cell>
            <text:p>0</text:p>
          </table:table-cell>
          <table:table-cell>
            <text:p>4</text:p>
          </table:table-cell>
          <table:table-cell>
            <text:p>=F36/(F36+G36)</text:p>
          </table:table-cell>
        </table:table-row>
        <table:table-row>
          <table:table-cell>
            <text:p>CONTROLLER</text:p>
          </table:table-cell>
          <table:table-cell>
            <text:p>AuthController</text:p>
          </table:table-cell>
          <table:table-cell>
            <text:p>routesLoginRegister()</text:p>
          </table:table-cell>
          <table:table-cell>
            <text:p>Tahina</text:p>
          </table:table-cell>
          <table:table-cell>
            <text:p>5</text:p>
          </table:table-cell>
          <table:table-cell>
            <text:p>0</text:p>
          </table:table-cell>
          <table:table-cell>
            <text:p>5</text:p>
          </table:table-cell>
          <table:table-cell>
            <text:p>=F37/(F37+G37)</text:p>
          </table:table-cell>
        </table:table-row>
        <table:table-row>
          <table:table-cell>
            <text:p>CONTROLLER</text:p>
          </table:table-cell>
          <table:table-cell>
            <text:p>ProduitController</text:p>
          </table:table-cell>
          <table:table-cell>
            <text:p>routesProduits()</text:p>
          </table:table-cell>
          <table:table-cell>
            <text:p>Tahina</text:p>
          </table:table-cell>
          <table:table-cell>
            <text:p>6</text:p>
          </table:table-cell>
          <table:table-cell>
            <text:p>0</text:p>
          </table:table-cell>
          <table:table-cell>
            <text:p>6</text:p>
          </table:table-cell>
          <table:table-cell>
            <text:p>=F38/(F38+G38)</text:p>
          </table:table-cell>
        </table:table-row>
        <table:table-row>
          <table:table-cell>
            <text:p>CONTROLLER</text:p>
          </table:table-cell>
          <table:table-cell>
            <text:p>EchangeController</text:p>
          </table:table-cell>
          <table:table-cell>
            <text:p>routesEchanges()</text:p>
          </table:table-cell>
          <table:table-cell>
            <text:p>Tahina</text:p>
          </table:table-cell>
          <table:table-cell>
            <text:p>6</text:p>
          </table:table-cell>
          <table:table-cell>
            <text:p>0</text:p>
          </table:table-cell>
          <table:table-cell>
            <text:p>6</text:p>
          </table:table-cell>
          <table:table-cell>
            <text:p>=F39/(F39+G39)</text:p>
          </table:table-cell>
        </table:table-row>
        <table:table-row>
          <table:table-cell>
            <text:p>CONTROLLER</text:p>
          </table:table-cell>
          <table:table-cell>
            <text:p>AdminController</text:p>
          </table:table-cell>
          <table:table-cell>
            <text:p>routesAdmin()</text:p>
          </table:table-cell>
          <table:table-cell>
            <text:p>Tahina</text:p>
          </table:table-cell>
          <table:table-cell>
            <text:p>5</text:p>
          </table:table-cell>
          <table:table-cell>
            <text:p>0</text:p>
          </table:table-cell>
          <table:table-cell>
            <text:p>5</text:p>
          </table:table-cell>
          <table:table-cell>
            <text:p>=F40/(F40+G40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